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21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FinalPres</text:p>
          </table:table-cell>
          <table:table-cell table:style-name="ce3" office:value-type="string" calcext:value-type="string">
            <text:p>Homework6</text:p>
          </table:table-cell>
          <table:table-cell table:style-name="ce3" office:value-type="string" calcext:value-type="string">
            <text:p>Homework7</text:p>
          </table:table-cell>
          <table:table-cell table:style-name="ce3" office:value-type="string" calcext:value-type="string">
            <text:p>Homework8</text:p>
          </table:table-cell>
          <table:table-cell table:style-name="ce3" office:value-type="string" calcext:value-type="string">
            <text:p>Homework9</text:p>
          </table:table-cell>
          <table:table-cell table:style-name="ce3" office:value-type="string" calcext:value-type="string">
            <text:p>RawFinalG</text:p>
          </table:table-cell>
          <table:table-cell table:style-name="ce3" office:value-type="string" calcext:value-type="string">
            <text:p>WithCurve</text:p>
          </table:table-cell>
          <table:table-cell table:style-name="ce3" office:value-type="string" calcext:value-type="string">
            <text:p>FinalGrade</text:p>
          </table:table-cell>
          <table:table-cell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5" calcext:value-type="float">
            <text:p>98.3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33" calcext:value-type="float">
            <text:p>99.33</text:p>
          </table:table-cell>
          <table:table-cell office:value-type="float" office:value="99.7" calcext:value-type="float">
            <text:p>99.7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5" calcext:value-type="float">
            <text:p>99.75</text:p>
          </table:table-cell>
          <table:table-cell table:formula="of:=([.W3]+[.V3]+[.S3]+[.R3]+[.O3]+[.N3]+[.K3]+[.J3]+[.I3]+[.H3]+[.G3])/11*0.1+0.1*[.Z3]+0.2*([.F3]+[.L3]+[.M3]+[.Q3]+[.T3]+[.AA3]+[.AB3]+[.AC3]+[.AD3])/9/100+0.15*[.Y3]+0.15*[.X3]+0.15*[.U3]+0.15*[.P3]" office:value-type="float" office:value="0.956545774493705" calcext:value-type="float">
            <text:p>0.9565457745</text:p>
          </table:table-cell>
          <table:table-cell table:formula="of:=[.AE3]+0.035" office:value-type="float" office:value="0.991545774493705" calcext:value-type="float">
            <text:p>0.9915457745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costa</text:p>
          </table:table-cell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4" calcext:value-type="float">
            <text:p>56.74</text:p>
          </table:table-cell>
          <table:table-cell table:formula="of:=([.W4]+[.V4]+[.S4]+[.R4]+[.O4]+[.N4]+[.K4]+[.J4]+[.I4]+[.H4]+[.G4])/11*0.1+0.1*[.Z4]+0.2*([.F4]+[.L4]+[.M4]+[.Q4]+[.T4]+[.AA4]+[.AB4]+[.AC4]+[.AD4])/9/100+0.15*[.Y4]+0.15*[.X4]+0.15*[.U4]+0.15*[.P4]" office:value-type="float" office:value="0.756255530925014" calcext:value-type="float">
            <text:p>0.7562555309</text:p>
          </table:table-cell>
          <table:table-cell table:formula="of:=[.AE4]+0.035" office:value-type="float" office:value="0.791255530925014" calcext:value-type="float">
            <text:p>0.7912555309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Austin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9.55" calcext:value-type="float">
            <text:p>69.55</text:p>
          </table:table-cell>
          <table:table-cell office:value-type="float" office:value="86.48" calcext:value-type="float">
            <text:p>86.48</text:p>
          </table:table-cell>
          <table:table-cell office:value-type="float" office:value="97.63" calcext:value-type="float">
            <text:p>97.63</text:p>
          </table:table-cell>
          <table:table-cell office:value-type="float" office:value="99.84" calcext:value-type="float">
            <text:p>99.84</text:p>
          </table:table-cell>
          <table:table-cell table:formula="of:=([.W5]+[.V5]+[.S5]+[.R5]+[.O5]+[.N5]+[.K5]+[.J5]+[.I5]+[.H5]+[.G5])/11*0.1+0.1*[.Z5]+0.2*([.F5]+[.L5]+[.M5]+[.Q5]+[.T5]+[.AA5]+[.AB5]+[.AC5]+[.AD5])/9/100+0.15*[.Y5]+0.15*[.X5]+0.15*[.U5]+0.15*[.P5]" office:value-type="float" office:value="0.841399671592775" calcext:value-type="float">
            <text:p>0.8413996716</text:p>
          </table:table-cell>
          <table:table-cell table:formula="of:=[.AE5]+0.035" office:value-type="float" office:value="0.876399671592775" calcext:value-type="float">
            <text:p>0.8763996716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Bardales</text:p>
          </table:table-cell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" calcext:value-type="float">
            <text:p>94.8</text:p>
          </table:table-cell>
          <table:table-cell office:value-type="float" office:value="99.15" calcext:value-type="float">
            <text:p>99.15</text:p>
          </table:table-cell>
          <table:table-cell office:value-type="float" office:value="99.33" calcext:value-type="float">
            <text:p>99.33</text:p>
          </table:table-cell>
          <table:table-cell office:value-type="float" office:value="98.74" calcext:value-type="float">
            <text:p>98.74</text:p>
          </table:table-cell>
          <table:table-cell table:formula="of:=([.W6]+[.V6]+[.S6]+[.R6]+[.O6]+[.N6]+[.K6]+[.J6]+[.I6]+[.H6]+[.G6])/11*0.1+0.1*[.Z6]+0.2*([.F6]+[.L6]+[.M6]+[.Q6]+[.T6]+[.AA6]+[.AB6]+[.AC6]+[.AD6])/9/100+0.15*[.Y6]+0.15*[.X6]+0.15*[.U6]+0.15*[.P6]" office:value-type="float" office:value="0.931997041100662" calcext:value-type="float">
            <text:p>0.9319970411</text:p>
          </table:table-cell>
          <table:table-cell table:formula="of:=[.AE6]+0.035" office:value-type="float" office:value="0.966997041100662" calcext:value-type="float">
            <text:p>0.966997041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nes</text:p>
          </table:table-cell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84" calcext:value-type="float">
            <text:p>82.84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1.57" calcext:value-type="float">
            <text:p>81.57</text:p>
          </table:table-cell>
          <table:table-cell office:value-type="float" office:value="81.79" calcext:value-type="float">
            <text:p>81.79</text:p>
          </table:table-cell>
          <table:table-cell office:value-type="float" office:value="84.56" calcext:value-type="float">
            <text:p>84.56</text:p>
          </table:table-cell>
          <table:table-cell office:value-type="float" office:value="83.34" calcext:value-type="float">
            <text:p>83.34</text:p>
          </table:table-cell>
          <table:table-cell table:formula="of:=([.W7]+[.V7]+[.S7]+[.R7]+[.O7]+[.N7]+[.K7]+[.J7]+[.I7]+[.H7]+[.G7])/11*0.1+0.1*[.Z7]+0.2*([.F7]+[.L7]+[.M7]+[.Q7]+[.T7]+[.AA7]+[.AB7]+[.AC7]+[.AD7])/9/100+0.15*[.Y7]+0.15*[.X7]+0.15*[.U7]+0.15*[.P7]" office:value-type="float" office:value="0.958825634920635" calcext:value-type="float">
            <text:p>0.9588256349</text:p>
          </table:table-cell>
          <table:table-cell table:formula="of:=[.AE7]+0.035" office:value-type="float" office:value="0.993825634920635" calcext:value-type="float">
            <text:p>0.993825634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tassian</text:p>
          </table:table-cell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8" calcext:value-type="float">
            <text:p>98.38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81" calcext:value-type="float">
            <text:p>98.81</text:p>
          </table:table-cell>
          <table:table-cell office:value-type="float" office:value="0" calcext:value-type="float">
            <text:p>0</text:p>
          </table:table-cell>
          <table:table-cell table:formula="of:=([.W8]+[.V8]+[.S8]+[.R8]+[.O8]+[.N8]+[.K8]+[.J8]+[.I8]+[.H8]+[.G8])/11*0.1+0.1*[.Z8]+0.2*([.F8]+[.L8]+[.M8]+[.Q8]+[.T8]+[.AA8]+[.AB8]+[.AC8]+[.AD8])/9/100+0.15*[.Y8]+0.15*[.X8]+0.15*[.U8]+0.15*[.P8]" office:value-type="float" office:value="0.934317136886102" calcext:value-type="float">
            <text:p>0.9343171369</text:p>
          </table:table-cell>
          <table:table-cell table:formula="of:=[.AE8]+0.035" office:value-type="float" office:value="0.969317136886102" calcext:value-type="float">
            <text:p>0.969317136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Deneen</text:p>
          </table:table-cell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8" calcext:value-type="float">
            <text:p>99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06" calcext:value-type="float">
            <text:p>98.06</text:p>
          </table:table-cell>
          <table:table-cell office:value-type="float" office:value="99.58" calcext:value-type="float">
            <text:p>99.58</text:p>
          </table:table-cell>
          <table:table-cell office:value-type="float" office:value="99.56" calcext:value-type="float">
            <text:p>99.56</text:p>
          </table:table-cell>
          <table:table-cell office:value-type="float" office:value="99.84" calcext:value-type="float">
            <text:p>99.84</text:p>
          </table:table-cell>
          <table:table-cell table:formula="of:=([.W9]+[.V9]+[.S9]+[.R9]+[.O9]+[.N9]+[.K9]+[.J9]+[.I9]+[.H9]+[.G9])/11*0.1+0.1*[.Z9]+0.2*([.F9]+[.L9]+[.M9]+[.Q9]+[.T9]+[.AA9]+[.AB9]+[.AC9]+[.AD9])/9/100+0.15*[.Y9]+0.15*[.X9]+0.15*[.U9]+0.15*[.P9]" office:value-type="float" office:value="0.953196614668856" calcext:value-type="float">
            <text:p>0.9531966147</text:p>
          </table:table-cell>
          <table:table-cell table:formula="of:=[.AE9]+0.035" office:value-type="float" office:value="0.988196614668856" calcext:value-type="float">
            <text:p>0.9881966147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Gonzalez</text:p>
          </table:table-cell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0]+[.V10]+[.S10]+[.R10]+[.O10]+[.N10]+[.K10]+[.J10]+[.I10]+[.H10]+[.G10])/11*0.1+0.1*[.Z10]+0.2*([.F10]+[.L10]+[.M10]+[.Q10]+[.T10]+[.AA10]+[.AB10]+[.AC10]+[.AD10])/9/100+0.15*[.Y10]+0.15*[.X10]+0.15*[.U10]+0.15*[.P10]" office:value-type="float" office:value="0.771819935562522" calcext:value-type="float">
            <text:p>0.7718199356</text:p>
          </table:table-cell>
          <table:table-cell table:formula="of:=[.AE10]+0.035" office:value-type="float" office:value="0.806819935562522" calcext:value-type="float">
            <text:p>0.806819935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Nasser</text:p>
          </table:table-cell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5" calcext:value-type="float">
            <text:p>48.4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4.5/29" office:value-type="float" office:value="0.844827586206896" calcext:value-type="float">
            <text:p>0.8448275862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06" calcext:value-type="float">
            <text:p>82.06</text:p>
          </table:table-cell>
          <table:table-cell office:value-type="float" office:value="0" calcext:value-type="float">
            <text:p>0</text:p>
          </table:table-cell>
          <table:table-cell office:value-type="float" office:value="24.78" calcext:value-type="float">
            <text:p>24.78</text:p>
          </table:table-cell>
          <table:table-cell table:formula="of:=([.W11]+[.V11]+[.S11]+[.R11]+[.O11]+[.N11]+[.K11]+[.J11]+[.I11]+[.H11]+[.G11])/11*0.1+0.1*[.Z11]+0.2*([.F11]+[.L11]+[.M11]+[.Q11]+[.T11]+[.AA11]+[.AB11]+[.AC11]+[.AD11])/9/100+0.15*[.Y11]+0.15*[.X11]+0.15*[.U11]+0.15*[.P11]" office:value-type="float" office:value="0.845877557844454" calcext:value-type="float">
            <text:p>0.8458775578</text:p>
          </table:table-cell>
          <table:table-cell table:formula="of:=[.AE11]+0.035" office:value-type="float" office:value="0.880877557844454" calcext:value-type="float">
            <text:p>0.8808775578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Ramirez</text:p>
          </table:table-cell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1" calcext:value-type="float">
            <text:p>95.51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18" calcext:value-type="float">
            <text:p>97.18</text:p>
          </table:table-cell>
          <table:table-cell office:value-type="float" office:value="83.84" calcext:value-type="float">
            <text:p>83.84</text:p>
          </table:table-cell>
          <table:table-cell office:value-type="float" office:value="87.44" calcext:value-type="float">
            <text:p>87.44</text:p>
          </table:table-cell>
          <table:table-cell office:value-type="float" office:value="93.25" calcext:value-type="float">
            <text:p>93.25</text:p>
          </table:table-cell>
          <table:table-cell table:formula="of:=([.W12]+[.V12]+[.S12]+[.R12]+[.O12]+[.N12]+[.K12]+[.J12]+[.I12]+[.H12]+[.G12])/11*0.1+0.1*[.Z12]+0.2*([.F12]+[.L12]+[.M12]+[.Q12]+[.T12]+[.AA12]+[.AB12]+[.AC12]+[.AD12])/9/100+0.15*[.Y12]+0.15*[.X12]+0.15*[.U12]+0.15*[.P12]" office:value-type="float" office:value="0.914887980295566" calcext:value-type="float">
            <text:p>0.9148879803</text:p>
          </table:table-cell>
          <table:table-cell table:formula="of:=[.AE12]+0.035" office:value-type="float" office:value="0.949887980295566" calcext:value-type="float">
            <text:p>0.949887980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hum</text:p>
          </table:table-cell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.29</text:p>
          </table:table-cell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32.86" calcext:value-type="float">
            <text:p>32.86</text:p>
          </table:table-cell>
          <table:table-cell office:value-type="float" office:value="68.1" calcext:value-type="float">
            <text:p>68.1</text:p>
          </table:table-cell>
          <table:table-cell office:value-type="float" office:value="54" calcext:value-type="float">
            <text:p>54</text:p>
          </table:table-cell>
          <table:table-cell office:value-type="float" office:value="12.38" calcext:value-type="float">
            <text:p>12.38</text:p>
          </table:table-cell>
          <table:table-cell table:formula="of:=([.W13]+[.V13]+[.S13]+[.R13]+[.O13]+[.N13]+[.K13]+[.J13]+[.I13]+[.H13]+[.G13])/11*0.1+0.1*[.Z13]+0.2*([.F13]+[.L13]+[.M13]+[.Q13]+[.T13]+[.AA13]+[.AB13]+[.AC13]+[.AD13])/9/100+0.15*[.Y13]+0.15*[.X13]+0.15*[.U13]+0.15*[.P13]" office:value-type="float" office:value="0.774007230432403" calcext:value-type="float">
            <text:p>0.7740072304</text:p>
          </table:table-cell>
          <table:table-cell table:formula="of:=[.AE13]+0.035" office:value-type="float" office:value="0.809007230432403" calcext:value-type="float">
            <text:p>0.809007230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Vergara</text:p>
          </table:table-cell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64" calcext:value-type="float">
            <text:p>73.64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13" calcext:value-type="float">
            <text:p>96.13</text:p>
          </table:table-cell>
          <table:table-cell office:value-type="float" office:value="95.59" calcext:value-type="float">
            <text:p>95.59</text:p>
          </table:table-cell>
          <table:table-cell office:value-type="float" office:value="74.39" calcext:value-type="float">
            <text:p>74.39</text:p>
          </table:table-cell>
          <table:table-cell office:value-type="float" office:value="92.77" calcext:value-type="float">
            <text:p>92.77</text:p>
          </table:table-cell>
          <table:table-cell table:formula="of:=([.W14]+[.V14]+[.S14]+[.R14]+[.O14]+[.N14]+[.K14]+[.J14]+[.I14]+[.H14]+[.G14])/11*0.1+0.1*[.Z14]+0.2*([.F14]+[.L14]+[.M14]+[.Q14]+[.T14]+[.AA14]+[.AB14]+[.AC14]+[.AD14])/9/100+0.15*[.Y14]+0.15*[.X14]+0.15*[.U14]+0.15*[.P14]" office:value-type="float" office:value="0.808103831417625" calcext:value-type="float">
            <text:p>0.8081038314</text:p>
          </table:table-cell>
          <table:table-cell table:formula="of:=[.AE14]+0.035" office:value-type="float" office:value="0.843103831417625" calcext:value-type="float">
            <text:p>0.843103831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Buchanan Garza</text:p>
          </table:table-cell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9" calcext:value-type="float">
            <text:p>95.19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5.81" calcext:value-type="float">
            <text:p>95.81</text:p>
          </table:table-cell>
          <table:table-cell office:value-type="float" office:value="97.42" calcext:value-type="float">
            <text:p>97.42</text:p>
          </table:table-cell>
          <table:table-cell office:value-type="float" office:value="98.81" calcext:value-type="float">
            <text:p>98.81</text:p>
          </table:table-cell>
          <table:table-cell office:value-type="float" office:value="91.98" calcext:value-type="float">
            <text:p>91.98</text:p>
          </table:table-cell>
          <table:table-cell table:formula="of:=([.W15]+[.V15]+[.S15]+[.R15]+[.O15]+[.N15]+[.K15]+[.J15]+[.I15]+[.H15]+[.G15])/11*0.1+0.1*[.Z15]+0.2*([.F15]+[.L15]+[.M15]+[.Q15]+[.T15]+[.AA15]+[.AB15]+[.AC15]+[.AD15])/9/100+0.15*[.Y15]+0.15*[.X15]+0.15*[.U15]+0.15*[.P15]" office:value-type="float" office:value="0.94426548987411" calcext:value-type="float">
            <text:p>0.9442654899</text:p>
          </table:table-cell>
          <table:table-cell table:formula="of:=[.AE15]+0.035" office:value-type="float" office:value="0.979265489874111" calcext:value-type="float">
            <text:p>0.979265489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Connelly</text:p>
          </table:table-cell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9" calcext:value-type="float">
            <text:p>98.29</text:p>
          </table:table-cell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99.26" calcext:value-type="float">
            <text:p>99.26</text:p>
          </table:table-cell>
          <table:table-cell table:formula="of:=([.W16]+[.V16]+[.S16]+[.R16]+[.O16]+[.N16]+[.K16]+[.J16]+[.I16]+[.H16]+[.G16])/11*0.1+0.1*[.Z16]+0.2*([.F16]+[.L16]+[.M16]+[.Q16]+[.T16]+[.AA16]+[.AB16]+[.AC16]+[.AD16])/9/100+0.15*[.Y16]+0.15*[.X16]+0.15*[.U16]+0.15*[.P16]" office:value-type="float" office:value="1.00262670995671" calcext:value-type="float">
            <text:p>1.00262671</text:p>
          </table:table-cell>
          <table:table-cell table:formula="of:=[.AE16]+0.035" office:value-type="float" office:value="1.03762670995671" calcext:value-type="float">
            <text:p>1.0376267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Hartig</text:p>
          </table:table-cell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3" calcext:value-type="float">
            <text:p>9.23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9.5/29" office:value-type="float" office:value="0.672413793103448" calcext:value-type="float">
            <text:p>0.672413793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5.89" calcext:value-type="float">
            <text:p>75.89</text:p>
          </table:table-cell>
          <table:table-cell office:value-type="float" office:value="13.5" calcext:value-type="float">
            <text:p>13.5</text:p>
          </table:table-cell>
          <table:table-cell office:value-type="float" office:value="44.3" calcext:value-type="float">
            <text:p>44.3</text:p>
          </table:table-cell>
          <table:table-cell office:value-type="float" office:value="5.38" calcext:value-type="float">
            <text:p>5.38</text:p>
          </table:table-cell>
          <table:table-cell table:formula="of:=([.W17]+[.V17]+[.S17]+[.R17]+[.O17]+[.N17]+[.K17]+[.J17]+[.I17]+[.H17]+[.G17])/11*0.1+0.1*[.Z17]+0.2*([.F17]+[.L17]+[.M17]+[.Q17]+[.T17]+[.AA17]+[.AB17]+[.AC17]+[.AD17])/9/100+0.15*[.Y17]+0.15*[.X17]+0.15*[.U17]+0.15*[.P17]" office:value-type="float" office:value="0.683862862616311" calcext:value-type="float">
            <text:p>0.6838628626</text:p>
          </table:table-cell>
          <table:table-cell table:formula="of:=[.AE17]+0.035" office:value-type="float" office:value="0.718862862616311" calcext:value-type="float">
            <text:p>0.7188628626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Jimenez</text:p>
          </table:table-cell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.88" calcext:value-type="float">
            <text:p>74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8.31" calcext:value-type="float">
            <text:p>88.31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8]+[.V18]+[.S18]+[.R18]+[.O18]+[.N18]+[.K18]+[.J18]+[.I18]+[.H18]+[.G18])/11*0.1+0.1*[.Z18]+0.2*([.F18]+[.L18]+[.M18]+[.Q18]+[.T18]+[.AA18]+[.AB18]+[.AC18]+[.AD18])/9/100+0.15*[.Y18]+0.15*[.X18]+0.15*[.U18]+0.15*[.P18]" office:value-type="float" office:value="0.803304040652834" calcext:value-type="float">
            <text:p>0.8033040407</text:p>
          </table:table-cell>
          <table:table-cell table:formula="of:=[.AE18]+0.035" office:value-type="float" office:value="0.838304040652834" calcext:value-type="float">
            <text:p>0.8383040407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Kameti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77" calcext:value-type="float">
            <text:p>88.77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48" calcext:value-type="float">
            <text:p>97.48</text:p>
          </table:table-cell>
          <table:table-cell office:value-type="float" office:value="99.41" calcext:value-type="float">
            <text:p>99.41</text:p>
          </table:table-cell>
          <table:table-cell office:value-type="float" office:value="98.78" calcext:value-type="float">
            <text:p>98.78</text:p>
          </table:table-cell>
          <table:table-cell office:value-type="float" office:value="96.94" calcext:value-type="float">
            <text:p>96.94</text:p>
          </table:table-cell>
          <table:table-cell table:formula="of:=([.W19]+[.V19]+[.S19]+[.R19]+[.O19]+[.N19]+[.K19]+[.J19]+[.I19]+[.H19]+[.G19])/11*0.1+0.1*[.Z19]+0.2*([.F19]+[.L19]+[.M19]+[.Q19]+[.T19]+[.AA19]+[.AB19]+[.AC19]+[.AD19])/9/100+0.15*[.Y19]+0.15*[.X19]+0.15*[.U19]+0.15*[.P19]" office:value-type="float" office:value="0.901614630541872" calcext:value-type="float">
            <text:p>0.9016146305</text:p>
          </table:table-cell>
          <table:table-cell table:formula="of:=[.AE19]+0.035" office:value-type="float" office:value="0.936614630541872" calcext:value-type="float">
            <text:p>0.9366146305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8.5/29" office:value-type="float" office:value="0.982758620689655" calcext:value-type="float">
            <text:p>0.982758620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99.05" calcext:value-type="float">
            <text:p>99.0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15" calcext:value-type="float">
            <text:p>99.15</text:p>
          </table:table-cell>
          <table:table-cell table:formula="of:=([.W20]+[.V20]+[.S20]+[.R20]+[.O20]+[.N20]+[.K20]+[.J20]+[.I20]+[.H20]+[.G20])/11*0.1+0.1*[.Z20]+0.2*([.F20]+[.L20]+[.M20]+[.Q20]+[.T20]+[.AA20]+[.AB20]+[.AC20]+[.AD20])/9/100+0.15*[.Y20]+0.15*[.X20]+0.15*[.U20]+0.15*[.P20]" office:value-type="float" office:value="0.989884269293924" calcext:value-type="float">
            <text:p>0.9898842693</text:p>
          </table:table-cell>
          <table:table-cell table:formula="of:=[.AE20]+0.035" office:value-type="float" office:value="1.02488426929392" calcext:value-type="float">
            <text:p>1.024884269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iu</text:p>
          </table:table-cell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3" calcext:value-type="float">
            <text:p>97.3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6.45" calcext:value-type="float">
            <text:p>96.45</text:p>
          </table:table-cell>
          <table:table-cell office:value-type="float" office:value="97.44" calcext:value-type="float">
            <text:p>97.44</text:p>
          </table:table-cell>
          <table:table-cell office:value-type="float" office:value="84.35" calcext:value-type="float">
            <text:p>84.35</text:p>
          </table:table-cell>
          <table:table-cell office:value-type="float" office:value="91.9" calcext:value-type="float">
            <text:p>91.9</text:p>
          </table:table-cell>
          <table:table-cell table:formula="of:=([.W21]+[.V21]+[.S21]+[.R21]+[.O21]+[.N21]+[.K21]+[.J21]+[.I21]+[.H21]+[.G21])/11*0.1+0.1*[.Z21]+0.2*([.F21]+[.L21]+[.M21]+[.Q21]+[.T21]+[.AA21]+[.AB21]+[.AC21]+[.AD21])/9/100+0.15*[.Y21]+0.15*[.X21]+0.15*[.U21]+0.15*[.P21]" office:value-type="float" office:value="0.887095957356819" calcext:value-type="float">
            <text:p>0.8870959574</text:p>
          </table:table-cell>
          <table:table-cell table:formula="of:=[.AE21]+0.035" office:value-type="float" office:value="0.922095957356819" calcext:value-type="float">
            <text:p>0.9220959574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Murguia</text:p>
          </table:table-cell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9.11" calcext:value-type="float">
            <text:p>79.11</text:p>
          </table:table-cell>
          <table:table-cell office:value-type="float" office:value="75.3" calcext:value-type="float">
            <text:p>75.3</text:p>
          </table:table-cell>
          <table:table-cell office:value-type="float" office:value="87.68" calcext:value-type="float">
            <text:p>87.68</text:p>
          </table:table-cell>
          <table:table-cell office:value-type="float" office:value="98.01" calcext:value-type="float">
            <text:p>98.01</text:p>
          </table:table-cell>
          <table:table-cell table:formula="of:=([.W22]+[.V22]+[.S22]+[.R22]+[.O22]+[.N22]+[.K22]+[.J22]+[.I22]+[.H22]+[.G22])/11*0.1+0.1*[.Z22]+0.2*([.F22]+[.L22]+[.M22]+[.Q22]+[.T22]+[.AA22]+[.AB22]+[.AC22]+[.AD22])/9/100+0.15*[.Y22]+0.15*[.X22]+0.15*[.U22]+0.15*[.P22]" office:value-type="float" office:value="0.891202805145046" calcext:value-type="float">
            <text:p>0.8912028051</text:p>
          </table:table-cell>
          <table:table-cell table:formula="of:=[.AE22]+0.035" office:value-type="float" office:value="0.926202805145046" calcext:value-type="float">
            <text:p>0.9262028051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Ortiz Valenzuela</text:p>
          </table:table-cell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25" calcext:value-type="float">
            <text:p>96.25</text:p>
          </table:table-cell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9/29" office:value-type="float" office:value="0.310344827586207" calcext:value-type="float">
            <text:p>0.3103448276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39" calcext:value-type="float">
            <text:p>97.39</text:p>
          </table:table-cell>
          <table:table-cell office:value-type="float" office:value="98.35" calcext:value-type="float">
            <text:p>98.35</text:p>
          </table:table-cell>
          <table:table-cell office:value-type="float" office:value="76.39" calcext:value-type="float">
            <text:p>76.39</text:p>
          </table:table-cell>
          <table:table-cell office:value-type="float" office:value="99.29" calcext:value-type="float">
            <text:p>99.29</text:p>
          </table:table-cell>
          <table:table-cell table:formula="of:=([.W23]+[.V23]+[.S23]+[.R23]+[.O23]+[.N23]+[.K23]+[.J23]+[.I23]+[.H23]+[.G23])/11*0.1+0.1*[.Z23]+0.2*([.F23]+[.L23]+[.M23]+[.Q23]+[.T23]+[.AA23]+[.AB23]+[.AC23]+[.AD23])/9/100+0.15*[.Y23]+0.15*[.X23]+0.15*[.U23]+0.15*[.P23]" office:value-type="float" office:value="0.686168549534756" calcext:value-type="float">
            <text:p>0.6861685495</text:p>
          </table:table-cell>
          <table:table-cell table:formula="of:=[.AE23]+0.035" office:value-type="float" office:value="0.721168549534756" calcext:value-type="float">
            <text:p>0.7211685495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Patel</text:p>
          </table:table-cell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4]+[.V24]+[.S24]+[.R24]+[.O24]+[.N24]+[.K24]+[.J24]+[.I24]+[.H24]+[.G24])/11*0.1+0.1*[.Z24]+0.2*([.F24]+[.L24]+[.M24]+[.Q24]+[.T24]+[.AA24]+[.AB24]+[.AC24]+[.AD24])/9/100+0.15*[.Y24]+0.15*[.X24]+0.15*[.U24]+0.15*[.P24]" office:value-type="float" office:value="0.772789548440066" calcext:value-type="float">
            <text:p>0.7727895484</text:p>
          </table:table-cell>
          <table:table-cell table:formula="of:=[.AE24]+0.035" office:value-type="float" office:value="0.807789548440066" calcext:value-type="float">
            <text:p>0.807789548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adri</text:p>
          </table:table-cell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formula="of:=15.5/29" office:value-type="float" office:value="0.53448275862069" calcext:value-type="float">
            <text:p>0.5344827586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5]+[.V25]+[.S25]+[.R25]+[.O25]+[.N25]+[.K25]+[.J25]+[.I25]+[.H25]+[.G25])/11*0.1+0.1*[.Z25]+0.2*([.F25]+[.L25]+[.M25]+[.Q25]+[.T25]+[.AA25]+[.AB25]+[.AC25]+[.AD25])/9/100+0.15*[.Y25]+0.15*[.X25]+0.15*[.U25]+0.15*[.P25]" office:value-type="float" office:value="0.586103726924416" calcext:value-type="float">
            <text:p>0.5861037269</text:p>
          </table:table-cell>
          <table:table-cell table:formula="of:=[.AE25]+0.035" office:value-type="float" office:value="0.621103726924417" calcext:value-type="float">
            <text:p>0.621103726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Sepulveda</text:p>
          </table:table-cell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9" calcext:value-type="float">
            <text:p>95.79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.5/29" office:value-type="float" office:value="0.913793103448276" calcext:value-type="float">
            <text:p>0.9137931034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3.29" calcext:value-type="float">
            <text:p>93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8.44" calcext:value-type="float">
            <text:p>98.44</text:p>
          </table:table-cell>
          <table:table-cell office:value-type="float" office:value="97.59" calcext:value-type="float">
            <text:p>97.59</text:p>
          </table:table-cell>
          <table:table-cell table:formula="of:=([.W26]+[.V26]+[.S26]+[.R26]+[.O26]+[.N26]+[.K26]+[.J26]+[.I26]+[.H26]+[.G26])/11*0.1+0.1*[.Z26]+0.2*([.F26]+[.L26]+[.M26]+[.Q26]+[.T26]+[.AA26]+[.AB26]+[.AC26]+[.AD26])/9/100+0.15*[.Y26]+0.15*[.X26]+0.15*[.U26]+0.15*[.P26]" office:value-type="float" office:value="0.932641981390257" calcext:value-type="float">
            <text:p>0.9326419814</text:p>
          </table:table-cell>
          <table:table-cell table:formula="of:=[.AE26]+0.035" office:value-type="float" office:value="0.967641981390257" calcext:value-type="float">
            <text:p>0.9676419814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mith</text:p>
          </table:table-cell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17.5/29" office:value-type="float" office:value="0.603448275862069" calcext:value-type="float">
            <text:p>0.603448275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31" calcext:value-type="float">
            <text:p>98.31</text:p>
          </table:table-cell>
          <table:table-cell office:value-type="float" office:value="99.09" calcext:value-type="float">
            <text:p>99.09</text:p>
          </table:table-cell>
          <table:table-cell office:value-type="float" office:value="39.17" calcext:value-type="float">
            <text:p>39.17</text:p>
          </table:table-cell>
          <table:table-cell office:value-type="float" office:value="0" calcext:value-type="float">
            <text:p>0</text:p>
          </table:table-cell>
          <table:table-cell table:formula="of:=([.W27]+[.V27]+[.S27]+[.R27]+[.O27]+[.N27]+[.K27]+[.J27]+[.I27]+[.H27]+[.G27])/11*0.1+0.1*[.Z27]+0.2*([.F27]+[.L27]+[.M27]+[.Q27]+[.T27]+[.AA27]+[.AB27]+[.AC27]+[.AD27])/9/100+0.15*[.Y27]+0.15*[.X27]+0.15*[.U27]+0.15*[.P27]" office:value-type="float" office:value="0.771285098522167" calcext:value-type="float">
            <text:p>0.7712850985</text:p>
          </table:table-cell>
          <table:table-cell table:formula="of:=[.AE27]+0.035" office:value-type="float" office:value="0.806285098522167" calcext:value-type="float">
            <text:p>0.8062850985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oto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4.86" calcext:value-type="float">
            <text:p>64.86</text:p>
          </table:table-cell>
          <table:table-cell office:value-type="float" office:value="54.57" calcext:value-type="float">
            <text:p>54.57</text:p>
          </table:table-cell>
          <table:table-cell office:value-type="float" office:value="85.81" calcext:value-type="float">
            <text:p>85.81</text:p>
          </table:table-cell>
          <table:table-cell office:value-type="float" office:value="95.88" calcext:value-type="float">
            <text:p>95.88</text:p>
          </table:table-cell>
          <table:table-cell table:formula="of:=([.W28]+[.V28]+[.S28]+[.R28]+[.O28]+[.N28]+[.K28]+[.J28]+[.I28]+[.H28]+[.G28])/11*0.1+0.1*[.Z28]+0.2*([.F28]+[.L28]+[.M28]+[.Q28]+[.T28]+[.AA28]+[.AB28]+[.AC28]+[.AD28])/9/100+0.15*[.Y28]+0.15*[.X28]+0.15*[.U28]+0.15*[.P28]" office:value-type="float" office:value="0.914066220580186" calcext:value-type="float">
            <text:p>0.9140662206</text:p>
          </table:table-cell>
          <table:table-cell table:formula="of:=[.AE28]+0.035" office:value-type="float" office:value="0.949066220580186" calcext:value-type="float">
            <text:p>0.9490662206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olmachoff</text:p>
          </table:table-cell>
        </table:table-row>
        <table:table-row table:style-name="ro1" table:number-rows-repeated="104854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2:51:54.73206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11T14:24:27.896543080</dc:date>
    <meta:editing-duration>P1DT12H25M56S</meta:editing-duration>
    <meta:editing-cycles>159</meta:editing-cycles>
    <meta:generator>LibreOffice/5.1.6.2$Linux_X86_64 LibreOffice_project/10m0$Build-2</meta:generator>
    <meta:document-statistic meta:table-count="1" meta:cell-count="865" meta:object-count="0"/>
  </office:meta>
</office:document-meta>
</file>